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rket Sans" svg:font-family="'Market Sans'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faeb" officeooo:paragraph-rsid="001cfaeb"/>
    </style:style>
    <style:style style:name="P2" style:family="paragraph" style:parent-style-name="Standard">
      <style:text-properties officeooo:rsid="001cfaeb" officeooo:paragraph-rsid="001fcd1a"/>
    </style:style>
    <style:style style:name="P3" style:family="paragraph" style:parent-style-name="Standard">
      <style:text-properties officeooo:rsid="001fcd1a" officeooo:paragraph-rsid="001fcd1a"/>
    </style:style>
    <style:style style:name="P4" style:family="paragraph" style:parent-style-name="Standard">
      <style:text-properties officeooo:rsid="00214474" officeooo:paragraph-rsid="00214474"/>
    </style:style>
    <style:style style:name="P5" style:family="paragraph" style:parent-style-name="Standard">
      <style:text-properties officeooo:rsid="0022da7e" officeooo:paragraph-rsid="0022da7e"/>
    </style:style>
    <style:style style:name="P6" style:family="paragraph" style:parent-style-name="Standard">
      <style:text-properties officeooo:rsid="00234509" officeooo:paragraph-rsid="00234509"/>
    </style:style>
    <style:style style:name="P7" style:family="paragraph" style:parent-style-name="Standard" style:list-style-name="L1">
      <style:text-properties officeooo:rsid="00234509" officeooo:paragraph-rsid="00234509"/>
    </style:style>
    <style:style style:name="P8" style:family="paragraph" style:parent-style-name="Standard" style:list-style-name="L1">
      <style:text-properties fo:color="#000000" officeooo:paragraph-rsid="00234509"/>
    </style:style>
    <style:style style:name="P9" style:family="paragraph" style:parent-style-name="Standard">
      <style:text-properties officeooo:rsid="001fcd1a" officeooo:paragraph-rsid="001fcd1a"/>
    </style:style>
    <style:style style:name="P10" style:family="paragraph" style:parent-style-name="Standard">
      <style:text-properties officeooo:rsid="00252e98" officeooo:paragraph-rsid="00252e98"/>
    </style:style>
    <style:style style:name="P11" style:family="paragraph" style:parent-style-name="Standard">
      <style:text-properties officeooo:rsid="001cfaeb" officeooo:paragraph-rsid="001cfaeb"/>
    </style:style>
    <style:style style:name="P12" style:family="paragraph" style:parent-style-name="Standard">
      <style:text-properties officeooo:rsid="0026a202" officeooo:paragraph-rsid="0026a202"/>
    </style:style>
    <style:style style:name="P13" style:family="paragraph" style:parent-style-name="Standard">
      <style:text-properties officeooo:rsid="0022da7e" officeooo:paragraph-rsid="0022da7e"/>
    </style:style>
    <style:style style:name="T1" style:family="text">
      <style:text-properties officeooo:rsid="00234509"/>
    </style:style>
    <style:style style:name="T2" style:family="text">
      <style:text-properties fo:font-variant="normal" fo:text-transform="none" style:font-name="Liberation Serif" fo:letter-spacing="normal" fo:font-style="normal" fo:font-weight="normal" style:font-weight-asian="normal" style:font-weight-complex="normal"/>
    </style:style>
    <style:style style:name="T3" style:family="text">
      <style:text-properties fo:font-variant="normal" fo:text-transform="none" style:font-name="Liberation Serif" fo:letter-spacing="normal" fo:font-style="normal" fo:font-weight="normal" officeooo:rsid="00234509" style:font-weight-asian="normal" style:font-weight-complex="normal"/>
    </style:style>
    <style:style style:name="T4" style:family="text">
      <style:text-properties officeooo:rsid="00252e98"/>
    </style:style>
    <style:style style:name="T5" style:family="text">
      <style:text-properties officeooo:rsid="0026a202"/>
    </style:style>
    <style:style style:name="T6" style:family="text">
      <style:text-properties officeooo:rsid="0026ce4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Define microprocesador. ¿Qué otros nombres recibe?</text:p>
      <text:p text:style-name="P1">Es el <text:span text:style-name="T4">cerebro del ordenador, </text:span>encargado de llevar a cabo todos los cálculos y procesos que requiere el sistema.</text:p>
      <text:p text:style-name="P1">También se le conoce como CPU (Central Processing Unit/ Unidad Central de Proceso) <text:span text:style-name="T4">y procesador.</text:span></text:p>
      <text:p text:style-name="P1"/>
      <text:p text:style-name="P1">2. ¿A qué nos referimos con el término núcleo cuando hablamos de microprocesadores? Diferencia entre mononúcleo y multinúcleo?</text:p>
      <text:p text:style-name="P1">El núcleo es <text:span text:style-name="T4">como </text:span>un procesador integrado en un sólo chip que funciona en paralelo con otros núcleos.</text:p>
      <text:p text:style-name="P1">Un procesador mononúcleo tiene sólo un procesador en el chip, mientras que un procesador multinúcleo tiene varios.</text:p>
      <text:p text:style-name="P1"/>
      <text:p text:style-name="P1">3. ¿En los microprocesadores existe el término latencia? En caso afirmativo a que componente hace referencia y que es.</text:p>
      <text:p text:style-name="P1"><text:span text:style-name="T4">Si</text:span>.</text:p>
      <text:p text:style-name="P1">Suele hacer referencia a las memorias RAM.</text:p>
      <text:p text:style-name="P1"/>
      <text:p text:style-name="P1">4. ¿A qué llamamos FPU? ¿Qué otros nombres recibe?</text:p>
      <text:p text:style-name="P1">A la unidad de coma flotante.</text:p>
      <text:p text:style-name="P1">Se llama Floating-Point Unit en inglés, y también se conoce coprocesador matemático.</text:p>
      <text:p text:style-name="P1"/>
      <text:p text:style-name="P1">5. ¿Diferencia entre secuenciador y codificador? ¿Dónde se encuentran?</text:p>
      <text:p text:style-name="P3">Codificador: un circuito hecho para pasar información de un sistema a otro con clave diferente</text:p>
      <text:p text:style-name="P3">Secuenciador: <text:span text:style-name="T4">secuencia las microinstrucciones decodificadas.</text:span></text:p>
      <text:p text:style-name="P10">En el procesador. En la unidad de control.</text:p>
      <text:p text:style-name="P1"/>
      <text:p text:style-name="P1">6. Diferencia entre Bus trasero o BSB y Bus frontal o FSB.</text:p>
      <text:p text:style-name="P3">Bus trasero: conexión entre el microprocesador y su memoria caché externa.</text:p>
      <text:p text:style-name="P3">Bus frontal: bus principal para comunicarse con el chipset.</text:p>
      <text:p text:style-name="P1"/>
      <text:p text:style-name="P1">7. ¿Los procesadores tienen varias velocidades de proceso o una sola? ¿A qué llamamos factor multiplicador?</text:p>
      <text:p text:style-name="P3"><text:span text:style-name="T4">Varias</text:span>.</text:p>
      <text:p text:style-name="P10">A la velocidad a la que hay que multiplicar a la velocidad más baja para que nos de la más alta.</text:p>
      <text:p text:style-name="P2"/>
      <text:p text:style-name="P1">8. ¿A qué llamamos Tecnología de Fabricación de microprocesadores? ¿Qué medidas se manejan actualmente?</text:p>
      <text:p text:style-name="P10">A l<text:span text:style-name="T5">a tecnología con la que fabrican CPUs, </text:span>determina el nivel de integración de los circu<text:span text:style-name="T4">i</text:span>tos.</text:p>
      <text:p text:style-name="P10">10 nanómetros (Apple va a, en teoría, usar 5 nanómetros).</text:p>
      <text:p text:style-name="P1"/>
      <text:p text:style-name="P1">9. ¿Qué función tiene el encapsulado en el microprocesador?</text:p>
      <text:p text:style-name="P12">Proteger el microprocesador.</text:p>
      <text:p text:style-name="P4">El conectar el microprocesador a la placa base a través del zócalo o socket</text:p>
      <text:p text:style-name="P1"/>
      <text:p text:style-name="P1">10. ¿Qué función tiene la pasta térmica y donde se aplica?</text:p>
      <text:p text:style-name="P4">Ayudar en la transferencia de calor</text:p>
      <text:p text:style-name="P4">Se coloca entre el procesador y el disipador</text:p>
      <text:p text:style-name="P1"/>
      <text:p text:style-name="P1">11. ¿Por qué el disipador y el ventilador de la cpu van siempre unidos?</text:p>
      <text:p text:style-name="P4">Porque el disipador extrae el calor de la CPU y el ventilador enfría al disipador</text:p>
      <text:p text:style-name="P1"/>
      <text:p text:style-name="P1"><text:soft-page-break/>12. Sabes a que llamamos tecnología CISC y RISC. Los microprocesadores de los pc que tipo de tecnología utilizan.</text:p>
      <text:p text:style-name="P4">CISC: Computadoras con un conjunto de instrucciones complejo</text:p>
      <text:p text:style-name="P4">RISC: Computadoras con un conjunto de instrucciones reducido.</text:p>
      <text:p text:style-name="P5">Los procesadores usan <text:span text:style-name="T5">CISC, pero se usa bastante el RISC</text:span>.</text:p>
      <text:p text:style-name="P5"/>
      <text:p text:style-name="P1">13. ¿Qué características tenemos que tener en cuenta a la hora de elegir un microprocesador?</text:p>
      <text:p text:style-name="P5">Frecuencia (velocidad con la que el procesador realiza las instrucciones)</text:p>
      <text:p text:style-name="P12">Compatibilidad.</text:p>
      <text:p text:style-name="P5">Consumo (cuánta energía gasta el procesador)</text:p>
      <text:p text:style-name="P5">Tecnología de fabricación (nivel de integración de los circuitos)</text:p>
      <text:p text:style-name="P5">Caché (memoria que retiene los últimos datos que se han procesado)</text:p>
      <text:p text:style-name="P5">Número de núcleos (número de procesadores integrados en un solo chip)</text:p>
      <text:p text:style-name="P5">Hyper-threading (ejecución de programas)</text:p>
      <text:p text:style-name="P5">Hiper-transport/ Quick path interconnect (enlaces avanzados de alta velocidad y desempeño para los circuitos integrados)</text:p>
      <text:p text:style-name="P5">Overclocking (forzar rendimiento de la máquina, cuánto soportaría)</text:p>
      <text:p text:style-name="P5">Tipo (Intel, AMD, etc.)</text:p>
      <text:p text:style-name="P1"/>
      <text:p text:style-name="P1">14. ¿A qué denominamos Hyper Transport? ¿Es lo mismo que Hyper-Threading? Explique cada uno.</text:p>
      <text:p text:style-name="P5">Hyper transport <text:span text:style-name="T5">(AMD)</text:span>: <text:span text:style-name="T5">comunicación bidireccional.</text:span> <text:span text:style-name="T5">O</text:span>frece a los circuitos integrados un enlace avanzado de alta velocidad y alto desempeño</text:p>
      <text:p text:style-name="P5">Hyper threading: <text:span text:style-name="T6">multihilo.</text:span> <text:span text:style-name="T6">D</text:span>ivide el procesador en diferentes partes para aumentar la velocidad de ejecución de programas</text:p>
      <text:p text:style-name="P1"/>
      <text:p text:style-name="P1">15. ¿Por qué es necesario la refrigeración en los microprocesadores? Explique algunas como: la de aire, líquida, Peltier, por software?</text:p>
      <text:p text:style-name="P5">Porque los microprocesadores se calientan al trabajar y al llegar a altas temperaturas se estropean.</text:p>
      <text:p text:style-name="P5">Refrigeración por aire: Es simplemente el uso de un ventilador para dar aire al microprocesador (en realidad, al disipador, el cual toma la temperatura del microprocesador y la ayuda a disipar)</text:p>
      <text:p text:style-name="P5">Refrigeración líquida: El calor almacenado se disipa bombeando agua u otro líquido refrigerante por una tubería conectada al disipador.</text:p>
      <text:p text:style-name="P5">Refrigeración Peltier: la refrigeración termoeléctrica crea un flujo térmico a través de la unión de dos materiales diferentes como metales o semiconductores</text:p>
      <text:p text:style-name="P1"/>
      <text:p text:style-name="P1">16. ¿A qué llamamos Overclocking?¿Qué consecuencias puede tener?</text:p>
      <text:p text:style-name="P6">A “forzar” al microprocesador a funcionar a mayor capacidad de la que está recomendada y dada por defecto. Puede dañar el procesador, y anula las garantías</text:p>
      <text:p text:style-name="P1"/>
      <text:p text:style-name="P1">17. ¿Cuál el rango de temperaturas normal en los microprocesadores? ¿Los núcleos de un microprocesador pueden tener temperaturas distintas?</text:p>
      <text:p text:style-name="P6">Lo normal es tener entre 30-50ºC, pero puede alcanzar con programas de alto rendimiento hasta 95ºC. No debe superar los 100ºC</text:p>
      <text:p text:style-name="P6">Los núcleos pueden tener temperaturas distintas.</text:p>
      <text:p text:style-name="P1"/>
      <text:p text:style-name="P1">18. Compare 2 procesadores actuales de al menos 4 núcleos uno de INTEL y otro de AMD y compare características</text:p>
      <text:list xml:id="list3091733443" text:style-name="L1">
        <text:list-item>
          <text:p text:style-name="P7">Procesador x64 Intel Core i7 11th Gen series: Tipo x64, frecuencia de reloj 4,4-4,8GHz</text:p>
        </text:list-item>
        <text:list-item>
          <text:p text:style-name="P8"><text:span text:style-name="T1">Procesador </text:span><text:span text:style-name="T2">AMD Ryzen 5 3400G 3,7GHz Quad Core CPU AM4: </text:span><text:span text:style-name="T3">velocidad del reloj 3,7GHz</text:span>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rket Sans" svg:font-family="'Market Sans'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2T14:47:00.592000000</meta:creation-date>
    <dc:date>2020-11-16T14:56:15.592000000</dc:date>
    <meta:editing-duration>PT17M38S</meta:editing-duration>
    <meta:editing-cycles>4</meta:editing-cycles>
    <meta:generator>LibreOffice/6.1.0.3$Windows_X86_64 LibreOffice_project/efb621ed25068d70781dc026f7e9c5187a4decd1</meta:generator>
    <meta:document-statistic meta:table-count="0" meta:image-count="0" meta:object-count="0" meta:page-count="2" meta:paragraph-count="64" meta:word-count="801" meta:character-count="5144" meta:non-whitespace-character-count="4409"/>
  </office:meta>
</office:document-meta>
</file>